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2+[.A2]+[.B2]+[.C2]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2+[.A3]+[.B3]+[.C3]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formula="of:=2+[.A4]+[.B4]+[.C4]"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formula="of:=2+[.A5]+[.B5]+[.C5]" office:value-type="float" office:value="11" calcext:value-type="float">
            <text:p>1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formula="of:=2+[.A6]+[.B6]+[.C6]" office:value-type="float" office:value="14" calcext:value-type="float">
            <text:p>14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formula="of:=2+[.A7]+[.B7]+[.C7]" office:value-type="float" office:value="17" calcext:value-type="float">
            <text:p>17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table:formula="of:=2+[.A8]+[.B8]+[.C8]" office:value-type="float" office:value="20" calcext:value-type="float">
            <text:p>20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table:formula="of:=2+[.A9]+[.B9]+[.C9]" office:value-type="float" office:value="23" calcext:value-type="float">
            <text:p>23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table:formula="of:=2+[.A10]+[.B10]+[.C10]" office:value-type="float" office:value="26" calcext:value-type="float">
            <text:p>26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table:formula="of:=2+[.A11]+[.B11]+[.C11]" office:value-type="float" office:value="29" calcext:value-type="float">
            <text:p>29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table:formula="of:=2+[.A12]+[.B12]+[.C12]" office:value-type="float" office:value="32" calcext:value-type="float">
            <text:p>32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table:formula="of:=2+[.A13]+[.B13]+[.C13]" office:value-type="float" office:value="35" calcext:value-type="float">
            <text:p>35</text:p>
          </table:table-cell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 table:formula="of:=2+[.A14]+[.B14]+[.C14]" office:value-type="float" office:value="38" calcext:value-type="float">
            <text:p>38</text:p>
          </table:table-cell>
        </table:table-row>
        <table:table-row table:style-name="ro1">
          <table:table-cell table:number-columns-repeated="3" office:value-type="float" office:value="13" calcext:value-type="float">
            <text:p>13</text:p>
          </table:table-cell>
          <table:table-cell table:formula="of:=2+[.A15]+[.B15]+[.C15]" office:value-type="float" office:value="41" calcext:value-type="float">
            <text:p>41</text:p>
          </table:table-cell>
        </table:table-row>
        <table:table-row table:style-name="ro1">
          <table:table-cell table:number-columns-repeated="3" office:value-type="float" office:value="14" calcext:value-type="float">
            <text:p>14</text:p>
          </table:table-cell>
          <table:table-cell table:formula="of:=2+[.A16]+[.B16]+[.C16]" office:value-type="float" office:value="44" calcext:value-type="float">
            <text:p>44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table:formula="of:=2+[.A17]+[.B17]+[.C17]" office:value-type="float" office:value="47" calcext:value-type="float">
            <text:p>47</text:p>
          </table:table-cell>
        </table:table-row>
        <table:table-row table:style-name="ro1">
          <table:table-cell table:number-columns-repeated="3" office:value-type="float" office:value="16" calcext:value-type="float">
            <text:p>16</text:p>
          </table:table-cell>
          <table:table-cell table:formula="of:=2+[.A18]+[.B18]+[.C18]" office:value-type="float" office:value="50" calcext:value-type="float">
            <text:p>50</text:p>
          </table:table-cell>
        </table:table-row>
        <table:table-row table:style-name="ro1">
          <table:table-cell table:number-columns-repeated="3" office:value-type="float" office:value="17" calcext:value-type="float">
            <text:p>17</text:p>
          </table:table-cell>
          <table:table-cell table:formula="of:=2+[.A19]+[.B19]+[.C19]" office:value-type="float" office:value="53" calcext:value-type="float">
            <text:p>53</text:p>
          </table:table-cell>
        </table:table-row>
        <table:table-row table:style-name="ro1">
          <table:table-cell table:number-columns-repeated="3" office:value-type="float" office:value="18" calcext:value-type="float">
            <text:p>18</text:p>
          </table:table-cell>
          <table:table-cell table:formula="of:=2+[.A20]+[.B20]+[.C20]" office:value-type="float" office:value="56" calcext:value-type="float">
            <text:p>56</text:p>
          </table:table-cell>
        </table:table-row>
        <table:table-row table:style-name="ro1">
          <table:table-cell table:number-columns-repeated="3" office:value-type="float" office:value="19" calcext:value-type="float">
            <text:p>19</text:p>
          </table:table-cell>
          <table:table-cell table:formula="of:=2+[.A21]+[.B21]+[.C21]" office:value-type="float" office:value="59" calcext:value-type="float">
            <text:p>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6:06:01.840965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4:07:42.649355169</meta:creation-date>
    <dc:date>2017-10-23T16:06:12.515557785</dc:date>
    <meta:editing-duration>PT1M38S</meta:editing-duration>
    <meta:editing-cycles>2</meta:editing-cycles>
    <meta:generator>LibreOffice/5.1.6.2$Linux_X86_64 LibreOffice_project/10m0$Build-2</meta:generator>
    <meta:document-statistic meta:table-count="1" meta:cell-count="84" meta:object-count="0"/>
  </office:meta>
</office:document-meta>
</file>